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68000001C25061DEE771F459E6.png" manifest:media-type="image/png"/>
  <manifest:file-entry manifest:full-path="Pictures/1000000100000168000001C2C46060C809DDECAD.png" manifest:media-type="image/png"/>
  <manifest:file-entry manifest:full-path="Pictures/1000000100000168000001C23313E6B8347DDD98.png" manifest:media-type="image/png"/>
  <manifest:file-entry manifest:full-path="Pictures/1000000100000168000001C231B403633416BDB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94cm" svg:height="3.992cm" svg:x="0.982cm" svg:y="0.5cm">
          <draw:image xlink:href="Pictures/1000000100000168000001C231B403633416BDB2.png" xlink:type="simple" xlink:show="embed" xlink:actuate="onLoad" draw:mime-type="image/png">
            <text:p text:style-name="P1"><text:s/></text:p>
          </draw:image>
        </draw:frame>
        <draw:frame draw:style-name="gr2" draw:text-style-name="P1" draw:layer="layout" svg:width="3.302cm" svg:height="4.127cm" svg:x="1cm" svg:y="5.71cm">
          <draw:image xlink:href="Pictures/1000000100000168000001C23313E6B8347DDD98.png" xlink:type="simple" xlink:show="embed" xlink:actuate="onLoad" draw:mime-type="image/png">
            <text:p/>
          </draw:image>
        </draw:frame>
        <draw:frame draw:style-name="gr2" draw:text-style-name="P1" draw:layer="layout" svg:width="3.302cm" svg:height="4.127cm" svg:x="1cm" svg:y="11.138cm">
          <draw:image xlink:href="Pictures/1000000100000168000001C2C46060C809DDECAD.png" xlink:type="simple" xlink:show="embed" xlink:actuate="onLoad" draw:mime-type="image/png">
            <text:p/>
          </draw:image>
        </draw:frame>
        <draw:frame draw:style-name="gr2" draw:text-style-name="P1" draw:layer="layout" svg:width="3.339cm" svg:height="4.173cm" svg:x="1cm" svg:y="16.437cm">
          <draw:image xlink:href="Pictures/1000000100000168000001C25061DEE771F459E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rial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3T23:04:06.657725243</meta:creation-date>
    <dc:date>2022-10-13T23:15:16.625110408</dc:date>
    <meta:editing-duration>PT43S</meta:editing-duration>
    <meta:editing-cycles>1</meta:editing-cycles>
    <meta:document-statistic meta:object-count="4"/>
    <meta:generator>LibreOffice/7.3.6.2$Linux_X86_64 LibreOffice_project/30$Build-2</meta:generator>
  </office:meta>
</office:document-meta>
</file>